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oppins" svg:font-family="Poppins, Arial"/>
  </office:font-face-decls>
  <office:automatic-styles>
    <style:style style:name="P1" style:family="paragraph" style:parent-style-name="Standard">
      <style:text-properties officeooo:rsid="000f7578" officeooo:paragraph-rsid="000f7578"/>
    </style:style>
    <style:style style:name="P2" style:family="paragraph" style:parent-style-name="Standard">
      <style:text-properties officeooo:rsid="000f7578" officeooo:paragraph-rsid="00103dad"/>
    </style:style>
    <style:style style:name="T1" style:family="text">
      <style:text-properties fo:color="#333334" loext:opacity="100%" style:font-name="Poppins" fo:font-size="12pt" fo:letter-spacing="normal" fo:font-weight="normal"/>
    </style:style>
    <style:style style:name="T2" style:family="text">
      <style:text-properties fo:font-variant="normal" fo:text-transform="none" fo:color="#333334" loext:opacity="100%" style:font-name="Poppins" fo:font-size="12pt" fo:letter-spacing="normal" fo:font-weight="normal"/>
    </style:style>
    <style:style style:name="T3" style:family="text">
      <style:text-properties fo:font-variant="normal" fo:text-transform="none" fo:color="#333334" loext:opacity="100%" style:font-name="Poppins" fo:font-size="12pt" fo:letter-spacing="normal" fo:font-weight="normal" officeooo:rsid="00103dad"/>
    </style:style>
    <style:style style:name="T4" style:family="text">
      <style:text-properties fo:font-variant="normal" fo:text-transform="none" fo:color="#333334" loext:opacity="100%" style:font-name="Poppins"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rendre les collectes de déchet </text:p>
      <text:p text:style-name="P1"><text:span text:style-name="Emphasis"><text:span text:style-name="T1">Les déchets alimentaires représentent 30% du poids de nos ordures ménagères. Dans la métropole, cela équivaut à 27 000 tonnes par an, soit environ 60 kilos par habitant.” </text:span></text:span></text:p>
      <text:p text:style-name="P1"><text:span text:style-name="Emphasis"><text:span text:style-name="T4">La Métropole assure les traitements des déchets depuis 1972. Ses missions se sont renforcées lors du passage en communauté d'agglomération au 1er janvier 2000 et le 1er janvier 2005 avec le transfert de la compétence de collecte. Grenoble-Alpes Métropole est chargée de l’ensemble des opérations liées à l’élimination des déchets ménagers et assimilés.</text:span></text:span></text:p>
      <text:p text:style-name="P1"><text:span text:style-name="Emphasis"><text:span text:style-name="T2"/></text:span></text:p>
      <text:p text:style-name="P1"><text:span text:style-name="Emphasis"><text:span text:style-name="T4">Trier les déchets organiques permet de produire un compost de qualité, mais aussi une énergie renouvelable (le biogaz).</text:span></text:span></text:p>
      <text:p text:style-name="P1"><text:span text:style-name="Emphasis"><text:span text:style-name="T2"/></text:span></text:p>
      <text:p text:style-name="P1"><text:span text:style-name="Emphasis"><text:span text:style-name="T2"/></text:span></text:p>
      <text:p text:style-name="P2"><text:span text:style-name="Emphasis"><text:span text:style-name="T3">Dans les circuits on remarque il y’ames etats <text:s/>mais les donnée ses sont en seconds du cout c’est trés loin .</text:span></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Réferance</text:span></text:span></text:p>
      <text:p text:style-name="P1"><text:span text:style-name="Emphasis"><text:span text:style-name="T2">https://letsfoodideas.com/fr/initiative/la-collecte-des-dechets-alimentaires-sur-grenoble-alpes-metropol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oppins" svg:font-family="Poppins, 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2:18:50.910927708</meta:creation-date>
    <dc:date>2024-10-09T17:00:19.109633168</dc:date>
    <meta:editing-duration>PT2H58M50S</meta:editing-duration>
    <meta:editing-cycles>1</meta:editing-cycles>
    <meta:document-statistic meta:table-count="0" meta:image-count="0" meta:object-count="0" meta:page-count="1" meta:paragraph-count="7" meta:word-count="127" meta:character-count="900" meta:non-whitespace-character-count="777"/>
    <meta:generator>LibreOffice/24.2.6.2$Linux_X86_64 LibreOffice_project/420$Build-2</meta:generator>
  </office:meta>
</office:document-meta>
</file>